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08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5957in"/>
    </style:style>
    <style:style style:name="co6" style:family="table-column">
      <style:table-column-properties fo:break-before="auto" style:column-width="2.7835in"/>
    </style:style>
    <style:style style:name="co7" style:family="table-column">
      <style:table-column-properties fo:break-before="auto" style:column-width="2.4236in"/>
    </style:style>
    <style:style style:name="co8" style:family="table-column">
      <style:table-column-properties fo:break-before="auto" style:column-width="0.6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1.44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1.5pt solid #000000" fo:wrap-option="no-wrap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7" style:family="table-cell" style:parent-style-name="Default">
      <style:table-cell-properties fo:wrap-option="no-wrap"/>
    </style:style>
    <style:style style:name="ce11" style:family="table-cell" style:parent-style-name="Default">
      <style:table-cell-properties fo:border-bottom="1.5pt solid #000000" fo:wrap-option="wrap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ell string BOM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Line #</text:p>
          </table:table-cell>
          <table:table-cell table:style-name="ce8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1" office:value-type="string" calcext:value-type="string">
            <text:p>Manufacturer Name</text:p>
          </table:table-cell>
          <table:table-cell table:style-name="ce11" office:value-type="string" calcext:value-type="string">
            <text:p>Manufacturer P/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Footprint</text:p>
          </table:table-cell>
          <table:table-cell table:style-name="ce11" office:value-type="string" calcext:value-type="string">
            <text:p>MB P/N</text:p>
          </table:table-cell>
          <table:table-cell table:style-name="ce11" table:number-columns-repeated="1637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C1,C3,C4,C6,C7,C9,C10,C12,C13,C15,C16,C18,C19,C21,C22,C24,C25,C27,C28,C30,C31,C33,C34,C36,C37,C39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155R61H104JE14D</text:p>
          </table:table-cell>
          <table:table-cell table:style-name="ce12" office:value-type="string" calcext:value-type="string">
            <text:p>CAP CER .1UF 50V 5% 0402</text:p>
          </table:table-cell>
          <table:table-cell table:style-name="ce12" office:value-type="string" calcext:value-type="string">
            <text:p>modbatt footprints:C_0402_1005Metric_Pad0.74x0.62mm_HandSolder</text:p>
          </table:table-cell>
          <table:table-cell table:style-name="ce12" office:value-type="float" office:value="9042102" calcext:value-type="float">
            <text:p>9042102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C2,C5,C8,C11,C14,C17,C20,C23,C26,C29,C32,C35,C38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1555C1H100JA01D</text:p>
          </table:table-cell>
          <table:table-cell table:style-name="ce12" office:value-type="string" calcext:value-type="string">
            <text:p>CAP CER 10PF 50V C0G/NP0 0402</text:p>
          </table:table-cell>
          <table:table-cell table:style-name="ce12" office:value-type="string" calcext:value-type="string">
            <text:p>modbatt footprints:C_0402_1005Metric_Pad0.74x0.62mm_HandSolder</text:p>
          </table:table-cell>
          <table:table-cell table:style-name="ce12" office:value-type="float" office:value="9042051" calcext:value-type="float">
            <text:p>9042051</text:p>
          </table:table-cell>
          <table:table-cell table:style-name="ce12" table:number-columns-repeated="1637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Q1,Q3,Q5,Q6,Q8,Q10,Q11,Q13,Q15,Q16,Q18,Q20,Q21,Q23,Q25,Q26,Q28,Q30,Q31,Q33,Q35,Q36,Q38,Q40,Q41,Q43,Q45,Q46,Q48,Q50,Q51,Q53,Q55,Q56,Q58,Q60,Q61,Q62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Toshiba</text:p>
          </table:table-cell>
          <table:table-cell table:style-name="ce12" office:value-type="string" calcext:value-type="string">
            <text:p>SSM3J35MFV,L3F</text:p>
          </table:table-cell>
          <table:table-cell table:style-name="ce12" office:value-type="string" calcext:value-type="string">
            <text:p>MOSFET Small-signal MOSFET ID -0.1A, -20V VDSS</text:p>
          </table:table-cell>
          <table:table-cell table:style-name="ce12" office:value-type="string" calcext:value-type="string">
            <text:p>modbatt footprints:SOT-23</text:p>
          </table:table-cell>
          <table:table-cell table:style-name="ce12" office:value-type="float" office:value="9042002" calcext:value-type="float">
            <text:p>9042002</text:p>
          </table:table-cell>
          <table:table-cell table:style-name="ce12" table:number-columns-repeated="1637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Q2,Q4,Q7,Q9,Q12,Q14,Q17,Q19,Q22,Q24,Q27,Q29,Q32,Q34,Q37,Q39,Q42,Q44,Q47,Q49,Q52,Q54,Q57,Q59,Q66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onsemi</text:p>
          </table:table-cell>
          <table:table-cell table:style-name="ce12" office:value-type="string" calcext:value-type="string">
            <text:p>2N7002KW-AU_R1_000A1</text:p>
          </table:table-cell>
          <table:table-cell table:style-name="ce12" office:value-type="string" calcext:value-type="string">
            <text:p>MOSFET SOT23 N 60V 5OHM 150C</text:p>
          </table:table-cell>
          <table:table-cell table:style-name="ce12" office:value-type="string" calcext:value-type="string">
            <text:p>modbatt footprints:SOT-323_SC-70</text:p>
          </table:table-cell>
          <table:table-cell table:style-name="ce12" office:value-type="float" office:value="9042001" calcext:value-type="float">
            <text:p>9042001</text:p>
          </table:table-cell>
          <table:table-cell table:style-name="ce12" table:number-columns-repeated="16376"/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R1,R2,R3,R4,R5,R8,R11,R12,R13,R14,R15,R18,R21,R22,R23,R24,R25,R31,R32,R33,R34,R35,R38,R41,R42,R43,R44,R45,R48,R51,R52,R53,R54,R55,R58,R61,R62,R63,R64,R65,R68,R71,R72,R73,R74,R75,R78,R81,R82,R83,R84,R85,R88,R91,R92,R93,R94,R95,R98,R101,R102,R103,R104,R105,R108,R111,R112,R113,R114,R115,R118,R121,R122,R131</text:p>
          </table:table-cell>
          <table:table-cell table:style-name="ce4" office:value-type="float" office:value="74" calcext:value-type="float">
            <text:p>74</text:p>
          </table:table-cell>
          <table:table-cell table:style-name="ce12" office:value-type="string" calcext:value-type="string">
            <text:p>TT Electronics</text:p>
          </table:table-cell>
          <table:table-cell table:style-name="ce12" office:value-type="string" calcext:value-type="string">
            <text:p>ASC0402-2K2FT10 </text:p>
          </table:table-cell>
          <table:table-cell table:style-name="ce12" office:value-type="string" calcext:value-type="string">
            <text:p>RES 2.2k OHM 1/16W 1% 0402</text:p>
          </table:table-cell>
          <table:table-cell table:style-name="ce12" office:value-type="string" calcext:value-type="string">
            <text:p>modbatt footprints:R_0402_1005Metric_Pad0.72x0.64mm_HandSolder</text:p>
          </table:table-cell>
          <table:table-cell table:style-name="ce12" office:value-type="float" office:value="9042107" calcext:value-type="float">
            <text:p>9042107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R6,R16,R26,R36,R46,R56,R66,R76,R86,R96,R106,R116,R123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RT0402BRD0790K9L</text:p>
          </table:table-cell>
          <table:table-cell table:style-name="ce12" office:value-type="string" calcext:value-type="string">
            <text:p>RES 90.9k OHM 1/16W 0.1% 0402</text:p>
          </table:table-cell>
          <table:table-cell table:style-name="ce12" office:value-type="string" calcext:value-type="string">
            <text:p>modbatt footprints:R_0402_1005Metric_Pad0.72x0.64mm_HandSolder</text:p>
          </table:table-cell>
          <table:table-cell table:style-name="ce12" office:value-type="float" office:value="9042165" calcext:value-type="float">
            <text:p>9042165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R7,R17,R27,R37,R47,R57,R67,R77,R87,R97,R107,R117,R124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RT0402BRE0730K1L</text:p>
          </table:table-cell>
          <table:table-cell table:style-name="ce12" office:value-type="string" calcext:value-type="string">
            <text:p>RES 30.1k OHM 1/16W 0.1% 0402</text:p>
          </table:table-cell>
          <table:table-cell table:style-name="ce12" office:value-type="string" calcext:value-type="string">
            <text:p>modbatt footprints:R_0402_1005Metric_Pad0.72x0.64mm_HandSolder</text:p>
          </table:table-cell>
          <table:table-cell table:style-name="ce12" office:value-type="float" office:value="9042163" calcext:value-type="float">
            <text:p>9042163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R9,R19,R28,R29,R39,R49,R59,R69,R79,R89,R99,R109,R119,R125,R126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AC0402FR-134K7L </text:p>
          </table:table-cell>
          <table:table-cell table:style-name="ce12" office:value-type="string" calcext:value-type="string">
            <text:p>RES 4.7k OHM 1/16W 1% 0402</text:p>
          </table:table-cell>
          <table:table-cell table:style-name="ce12" office:value-type="string" calcext:value-type="string">
            <text:p>modbatt footprints:R_0402_1005Metric_Pad0.72x0.64mm_HandSolder</text:p>
          </table:table-cell>
          <table:table-cell table:style-name="ce12" office:value-type="float" office:value="9042110" calcext:value-type="float">
            <text:p>9042110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R10,R20,R30,R40,R50,R60,R70,R80,R90,R100,R110,R120,R127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YAGEO</text:p>
          </table:table-cell>
          <table:table-cell table:style-name="ce12" office:value-type="string" calcext:value-type="string">
            <text:p>RC1206JR-07100RL</text:p>
          </table:table-cell>
          <table:table-cell table:style-name="ce12" office:value-type="string" calcext:value-type="string">
            <text:p>RES 100 OHM 1/4W 5% 1206</text:p>
          </table:table-cell>
          <table:table-cell table:style-name="ce12" office:value-type="string" calcext:value-type="string">
            <text:p>modbatt footprints:R_1206_3216Metric_Pad1.30x1.75mm_HandSolder</text:p>
          </table:table-cell>
          <table:table-cell table:style-name="ce12" office:value-type="float" office:value="9042026" calcext:value-type="float">
            <text:p>9042026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U1,U3,U5,U7,U9,U11,U13,U15,U17,U19,U21,U23,U25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Microchip Technology</text:p>
          </table:table-cell>
          <table:table-cell table:style-name="ce12" office:value-type="string" calcext:value-type="string">
            <text:p>ATTINY45V-10SU</text:p>
          </table:table-cell>
          <table:table-cell table:style-name="ce12" office:value-type="string" calcext:value-type="string">
            <text:p>8-bit Microcontrollers - MCU 4kB Flash 0.256kB EEPROM 6 I/O Pins</text:p>
          </table:table-cell>
          <table:table-cell table:style-name="ce12" office:value-type="string" calcext:value-type="string">
            <text:p>modbatt footprints:SOIC-8W_5.3x5.3mm_P1.27mm</text:p>
          </table:table-cell>
          <table:table-cell table:style-name="ce12" office:value-type="float" office:value="9042058" calcext:value-type="float">
            <text:p>9042058</text:p>
          </table:table-cell>
          <table:table-cell table:style-name="ce12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U2,U4,U6,U8,U10,U12,U14,U16,U18,U20,U22,U24,U26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Microchip Technology</text:p>
          </table:table-cell>
          <table:table-cell table:style-name="ce12" office:value-type="string" calcext:value-type="string">
            <text:p>MCP9843T-BE/ST </text:p>
          </table:table-cell>
          <table:table-cell table:style-name="ce12" office:value-type="string" calcext:value-type="string">
            <text:p>Board Mount Temperature Sensors JEDEC Serial output temp sensor, +/-1 deg C max accy</text:p>
          </table:table-cell>
          <table:table-cell table:style-name="ce12" office:value-type="string" calcext:value-type="string">
            <text:p>modbatt footprints:DFN-8-1EP_3x2mm_P0.5mm_EP1.36x1.46mm</text:p>
          </table:table-cell>
          <table:table-cell table:style-name="ce12" office:value-type="float" office:value="9042024" calcext:value-type="float">
            <text:p>9042024</text:p>
          </table:table-cell>
          <table:table-cell table:style-name="ce12" table:number-columns-repeated="16376"/>
        </table:table-row>
        <table:table-row table:style-name="ro6" table:number-rows-repeated="104856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799in" fo:margin-bottom="0.3799in" fo:margin-left="0.3799in" fo:margin-right="0.3799in" style:scale-to="8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5:24:42.98879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6T15:31:22.781118000</dc:date>
    <meta:editing-duration>PT3H4M35S</meta:editing-duration>
    <meta:editing-cycles>6</meta:editing-cycles>
    <meta:generator>LibreOffice/25.2.5.2$Windows_X86_64 LibreOffice_project/03d19516eb2e1dd5d4ccd751a0d6f35f35e08022</meta:generator>
    <meta:print-date>2025-10-06T15:30:50.610857200</meta:print-date>
    <meta:document-statistic meta:table-count="1" meta:cell-count="96" meta:object-count="0"/>
  </office:meta>
</office:document-meta>
</file>